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fo:font-size="12pt" style:font-name-asian="Arial2" style:font-size-asian="12pt" style:font-name-complex="Arial2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officeooo:rsid="0019ff31" officeooo:paragraph-rsid="0019ff31"/>
    </style:style>
    <style:style style:name="P5" style:family="paragraph" style:parent-style-name="Heading_20_1">
      <style:paragraph-properties fo:line-height="150%" fo:text-align="center" style:justify-single-word="false"/>
      <style:text-properties style:font-name="Arial1" fo:font-size="20pt" style:font-name-asian="Arial2" style:font-size-asian="20pt" style:font-name-complex="Arial2" style:font-size-complex="20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name-asian="Arial2" style:font-size-asian="14pt" style:font-name-complex="Arial2" style:font-size-complex="14pt"/>
    </style:style>
    <style:style style:name="P7" style:family="paragraph" style:parent-style-name="Standard">
      <style:paragraph-properties fo:margin-top="0cm" fo:margin-bottom="0.353cm" style:contextual-spacing="false" fo:line-height="150%" fo:text-align="center" style:justify-single-word="false" fo:break-before="page"/>
      <style:text-properties officeooo:rsid="0019ff31" officeooo:paragraph-rsid="0019ff31"/>
    </style:style>
    <style:style style:name="P8" style:family="paragraph" style:parent-style-name="Standard">
      <style:paragraph-properties fo:line-height="150%"/>
      <style:text-properties style:font-name="Arial1" fo:font-size="12pt" style:font-name-asian="Arial2" style:font-size-asian="12pt" style:font-name-complex="Arial2" style:font-size-complex="12pt"/>
    </style:style>
    <style:style style:name="P9" style:family="paragraph" style:parent-style-name="Standard">
      <style:paragraph-properties fo:line-height="150%" fo:text-indent="7.502cm" style:auto-text-indent="false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.88cm"/>
        </style:tab-stops>
      </style:paragraph-properties>
      <style:text-properties style:font-name="Arial1" fo:font-size="12pt" style:font-name-asian="Arial2" style:font-size-asian="12pt" style:font-name-complex="Arial2" style:font-size-complex="12pt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1.88cm"/>
        </style:tab-stops>
      </style:paragraph-properties>
    </style:style>
    <style:style style:name="P12" style:family="paragraph" style:parent-style-name="Standard">
      <style:paragraph-properties fo:line-height="150%" fo:text-align="justify" style:justify-single-word="false" loext:word-spacing-minimum="75%" loext:word-spacing-maximum="133%">
        <style:tab-stops>
          <style:tab-stop style:position="1.88cm"/>
        </style:tab-stops>
      </style:paragraph-properties>
      <style:text-properties style:font-name="Arial1" fo:font-size="12pt" style:font-name-asian="Arial2" style:font-size-asian="12pt" style:font-name-complex="Arial2" style:font-size-complex="12pt"/>
    </style:style>
    <style:style style:name="P13" style:family="paragraph" style:parent-style-name="Standard">
      <style:paragraph-properties fo:margin-top="0.423cm" fo:margin-bottom="0cm" style:contextual-spacing="false" fo:line-height="108%" fo:keep-together="always" fo:padding="0cm" fo:border="none" style:shadow="none" fo:keep-with-next="always" style:join-border="false"/>
    </style:style>
    <style:style style:name="P14" style:family="paragraph" style:parent-style-name="Standard">
      <style:paragraph-properties fo:margin-top="0cm" fo:margin-bottom="0.141cm" style:contextual-spacing="false"/>
      <style:text-properties fo:font-weight="bold" style:font-weight-asian="bold" style:font-weight-complex="bold"/>
    </style:style>
    <style:style style:name="P15" style:family="paragraph" style:parent-style-name="Standard" style:master-page-name="Converted1">
      <style:paragraph-properties fo:line-height="150%" fo:text-align="justify" style:justify-single-word="false" style:page-number="3" loext:word-spacing-minimum="75%" loext:word-spacing-maximum="133%"/>
      <style:text-properties style:font-name="Arial1" fo:font-size="12pt" style:font-name-asian="Arial2" style:font-size-asian="12pt" style:font-name-complex="Arial2" style:font-size-complex="12pt"/>
    </style:style>
    <style:style style:name="P16" style:family="paragraph" style:parent-style-name="Heading_20_2">
      <style:paragraph-properties fo:line-height="150%" fo:text-align="justify" style:justify-single-word="false" loext:word-spacing-minimum="75%" loext:word-spacing-maximum="133%"/>
      <style:text-properties style:font-name="Arial1" fo:font-size="12pt" fo:font-weight="normal" officeooo:rsid="001b0521" officeooo:paragraph-rsid="0019ff31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.353cm" style:contextual-spacing="false" fo:line-height="150%" fo:text-align="justify" style:justify-single-word="false" loext:word-spacing-minimum="75%" loext:word-spacing-maximum="133%"/>
      <style:text-properties style:font-name="Arial1" fo:font-size="12pt" officeooo:rsid="001b0521" style:font-size-asian="10.5pt" style:font-size-complex="12pt"/>
    </style:style>
    <style:style style:name="P18" style:family="paragraph" style:parent-style-name="Heading_20_2">
      <style:paragraph-properties fo:margin-top="0cm" fo:margin-bottom="0.353cm" style:contextual-spacing="false" fo:line-height="150%" fo:text-align="justify" style:justify-single-word="false" loext:word-spacing-minimum="75%" loext:word-spacing-maximum="133%"/>
      <style:text-properties style:font-name="Arial1" fo:font-size="14pt" fo:font-weight="normal" officeooo:rsid="001b0521" style:font-size-asian="14pt" style:font-weight-asian="normal" style:font-size-complex="14pt"/>
    </style:style>
    <style:style style:name="P19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Arial1" fo:font-size="12pt" fo:font-weight="normal" officeooo:rsid="001b0521" officeooo:paragraph-rsid="0019ff31" style:font-size-asian="10.5pt" style:font-weight-asian="normal" style:font-size-complex="12pt" style:font-weight-complex="normal"/>
    </style:style>
    <style:style style:name="P20" style:family="paragraph" style:parent-style-name="Heading_20_3">
      <style:paragraph-properties fo:line-height="150%" fo:text-align="justify" style:justify-single-word="false" fo:break-before="page" loext:word-spacing-minimum="75%" loext:word-spacing-maximum="133%"/>
      <style:text-properties style:font-name="Arial1" fo:font-size="12pt" fo:font-weight="normal" officeooo:rsid="001b0521" officeooo:paragraph-rsid="001b0521" style:font-size-asian="10.5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margin-top="0cm" fo:margin-bottom="0.353cm" style:contextual-spacing="false" fo:line-height="150%" fo:text-align="justify" style:justify-single-word="false" loext:word-spacing-minimum="75%" loext:word-spacing-maximum="133%"/>
      <style:text-properties style:font-name="Arial1" fo:font-size="12pt" fo:font-weight="normal" officeooo:rsid="001b0521" officeooo:paragraph-rsid="001cd3b9" style:font-size-asian="10.5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.353cm" style:contextual-spacing="false" fo:line-height="150%" fo:text-align="justify" style:justify-single-word="false" loext:word-spacing-minimum="75%" loext:word-spacing-maximum="133%"/>
      <style:text-properties style:font-name="Arial1" fo:font-size="12pt" fo:font-weight="normal" officeooo:rsid="001b0521" style:font-size-asian="10.5pt" style:font-weight-asian="normal" style:font-size-complex="12pt" style:font-weight-complex="normal"/>
    </style:style>
    <style:style style:name="T1" style:family="text">
      <style:text-properties style:font-name="Arial1" fo:font-size="14pt" style:font-name-asian="Arial2" style:font-size-asian="14pt" style:font-name-complex="Arial2" style:font-size-complex="14pt"/>
    </style:style>
    <style:style style:name="T2" style:family="text">
      <style:text-properties style:font-name="Arial1" fo:font-size="12pt" style:font-name-asian="Arial2" style:font-size-asian="12pt" style:font-name-complex="Arial2" style:font-size-complex="12pt"/>
    </style:style>
    <style:style style:name="T3" style:family="text">
      <style:text-properties style:font-name="Arial1" fo:font-size="20pt" style:font-name-asian="Arial2" style:font-size-asian="20pt" style:font-name-complex="Arial2" style:font-size-complex="20pt"/>
    </style:style>
    <style:style style:name="T4" style:family="text">
      <style:text-properties officeooo:rsid="0019ff31"/>
    </style:style>
    <style:style style:name="T5" style:family="text">
      <style:text-properties fo:color="#366091" loext:opacity="100%"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ERVIÇO NACIONAL DE APRENDIZAGEM INDUSTRIAL</text:span><text:span text:style-name="T1"/></text:p>
      <text:p text:style-name="P2" loext:marker-style-name="T1"><text:span text:style-name="T1">CENTRO DE TREINAMENTO DE TECNOLOGIA DA INFORMAÇÃO</text:span><text:span text:style-name="T1"/></text:p>
      <text:p text:style-name="P3" loext:marker-style-name="T2"/>
      <text:p text:style-name="P3" loext:marker-style-name="T2"/>
      <text:p text:style-name="P3" loext:marker-style-name="T2"/>
      <text:p text:style-name="P4" loext:marker-style-name="T1"><text:span text:style-name="T1">ARTHUR SOARES E SILVA</text:span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h text:style-name="P5" text:outline-level="1" loext:marker-style-name="T3"><text:span text:style-name="T4">ATIVIDADE</text:span> EAD L<text:span text:style-name="T4">Ó</text:span>G<text:span text:style-name="T4">ICA</text:span> PROG<text:span text:style-name="T4">RAMAÇÃO</text:span></text:h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6" loext:marker-style-name="T1"/>
      <text:p text:style-name="P2" loext:marker-style-name="T2"><text:span text:style-name="T2">BELO HORIZONTE</text:span><text:span text:style-name="T2"/></text:p>
      <text:p text:style-name="P2" loext:marker-style-name="T1"><text:span text:style-name="T2">2025</text:span><text:span text:style-name="T1"/></text:p>
      <text:p text:style-name="P7" loext:marker-style-name="T1"><text:span text:style-name="T1">Arthur Soares E Silva</text:span></text:p>
      <text:p text:style-name="P6" loext:marker-style-name="T1"/>
      <text:p text:style-name="P3" loext:marker-style-name="T2"/>
      <text:p text:style-name="P3" loext:marker-style-name="T2"/>
      <text:p text:style-name="P6" loext:marker-style-name="T1"/>
      <text:p text:style-name="P6" loext:marker-style-name="T1"/>
      <text:p text:style-name="P6" loext:marker-style-name="T1"/>
      <text:p text:style-name="P3" loext:marker-style-name="T2"/>
      <text:p text:style-name="P8" loext:marker-style-name="T2"/>
      <text:p text:style-name="P3" loext:marker-style-name="T2"/>
      <text:p text:style-name="P4" loext:marker-style-name="T3"><text:span text:style-name="T3">ATIVIDADE EAD LÓGICA DE PROGRAMAÇÃO</text:span></text:p>
      <text:p text:style-name="P9" loext:marker-style-name="T2"><text:span text:style-name="T2">Trabalho apresentado na unidade curricular</text:span><text:span text:style-name="T2"/></text:p>
      <text:p text:style-name="P9" loext:marker-style-name="T2"><text:span text:style-name="T2">Lógica de Programação</text:span><text:span text:style-name="T2"/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0" loext:marker-style-name="T2"/>
      <text:p text:style-name="P10" loext:marker-style-name="T2"/>
      <text:p text:style-name="P10" loext:marker-style-name="T2"/>
      <text:p text:style-name="P11" loext:marker-style-name="T2"><text:span text:style-name="T2">BELO HORIZONTE</text:span><text:span text:style-name="T2"/></text:p>
      <text:p text:style-name="P11" loext:marker-style-name="T2"><text:span text:style-name="T2">2025</text:span><text:span text:style-name="T2"/></text:p>
      <text:p text:style-name="P12" loext:marker-style-name="T2"><text:soft-page-break/></text:p>
      <text:p text:style-name="P13" loext:marker-style-name="T5"><text:span text:style-name="T5">Sumário</text:span><text:span text:style-name="T5"/></text:p>
      <text:table-of-content text:style-name="Sect1" text:protected="true" text:name="Sumário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4">Nenhuma entrada de sumário foi encontrada.</text:p>
        </text:index-body>
      </text:table-of-content>
      <text:p text:style-name="P15" loext:marker-style-name="T2"><text:bookmark text:name="_73ghn3n955fq"/></text:p>
      <text:h text:style-name="P16" text:outline-level="2">1<text:span text:style-name="T6"> INTRODUÇÃO</text:span></text:h>
      <text:p text:style-name="P17">O desenvolvimento de software exige ferramentas capazes de garantir organização, segurança e colaboração entre programadores. Nesse contexto, destacam-se o sistema Git e a plataforma GitHub, frequentemente confundidos, mas que possuem objetivos distintos e complementares. O presente trabalho tem como finalidade apresentar os conceitos fundamentais do Git e do GitHub, explicando suas diferenças, propósitos e os motivos que levaram à sua criação, de acordo com normas acadêmicas.</text:p>
      <text:h text:style-name="P18" text:outline-level="2">2 GIT</text:h>
      <text:p text:style-name="P17">O Git é um sistema de controle de versão distribuído, criado em 2005 por Linus Torvalds, também responsável pelo desenvolvimento do kernel do sistema operacional Linux. Seu objetivo principal é registrar alterações em projetos de software, garantindo que cada modificação seja rastreável e reversível (TORVALDS, 2005).<text:line-break/>A principal característica do Git está na forma como armazena dados. Em vez de utilizar diferenças sequenciais de arquivos, adota a estratégia de snapshots, possibilitando maior eficiência e segurança no histórico das alterações (CHACON; STRAUB, 2014).</text:p>
      <text:h text:style-name="P18" text:outline-level="2">3 GITHUB</text:h>
      <text:p text:style-name="P17">O GitHub foi lançado em 2008 como uma plataforma online que utiliza o Git como base tecnológica. Diferentemente do Git, que funciona localmente, o GitHub disponibiliza recursos na nuvem para hospedagem de repositórios, colaboração entre desenvolvedores e integração com ferramentas de gerenciamento de projetos (GITHUB, 2025).<text:line-break/>Além disso, o GitHub tornou-se uma rede social para programadores, possibilitando a interação entre profissionais, a divulgação de projetos e o fortalecimento da cultura de código aberto.</text:p>
      <text:h text:style-name="P18" text:outline-level="2"><text:soft-page-break/>4 DIFERENÇAS ENTRE GIT E GITHUB</text:h>
      <text:p text:style-name="P17">O Git é um sistema de controle de versão, enquanto o GitHub é uma plataforma que utiliza o Git como tecnologia base, mas que oferece recursos adicionais. O Git pode ser usado de forma independente, sem a necessidade de conexão com servidores externos. Já o GitHub depende do Git para funcionar, pois atua como serviço de hospedagem e colaboração.</text:p>
      <text:h text:style-name="P18" text:outline-level="2">5 MOTIVOS DA CRIAÇÃO</text:h>
      <text:p text:style-name="P17">O Git foi desenvolvido em resposta à perda do acesso gratuito ao BitKeeper, sistema anteriormente utilizado pela comunidade Linux. Assim, Linus Torvalds projetou o Git como uma solução livre, rápida e segura (TORVALDS, 2005). O GitHub, por sua vez, surgiu com o intuito de facilitar o compartilhamento de repositórios Git e promover colaboração em larga escala, aproximando equipes e comunidades de desenvolvedores (GITHUB, 2025).</text:p>
      <text:h text:style-name="P18" text:outline-level="2">6 CONCLUSÃO</text:h>
      <text:p text:style-name="P17">Conclui-se que Git e GitHub desempenham papéis complementares. O Git garante o controle de versão distribuído, enquanto o GitHub potencializa sua utilização ao oferecer ferramentas de colaboração, gerenciamento e integração em nuvem. Ambos representam marcos fundamentais no desenvolvimento de software moderno, fortalecendo práticas de versionamento, transparência e cooperação em projetos tecnológicos.</text:p>
      <text:p text:style-name="P19"/>
      <text:h text:style-name="P20" text:outline-level="3"><text:span text:style-name="Strong_20_Emphasis"><text:span text:style-name="T6">Referências</text:span></text:span><text:span text:style-name="Strong_20_Emphasis"> </text:span></text:h>
      <text:list text:style-name="L1">
        <text:list-item>
          <text:p text:style-name="P21">CHACON, Scott; STRAUB, Ben. <text:span text:style-name="Emphasis">Pro Git</text:span>. 2. ed. Apress, 2014.<text:line-break/></text:p>
        </text:list-item>
        <text:list-item>
          <text:p text:style-name="P21">GITHUB. <text:span text:style-name="Emphasis">About GitHub</text:span>. Disponível em: https://docs.github.com/. Acesso em: 26 set. 2025.<text:line-break/></text:p>
        </text:list-item>
        <text:list-item>
          <text:p text:style-name="P21">TORVALDS, Linus. <text:span text:style-name="Emphasis">Git</text:span>. Disponível em: <text:a xlink:type="simple" xlink:href="https://git-scm.com/" office:target-frame-name="_new" xlink:show="replace" text:style-name="Internet_20_link" text:visited-style-name="Visited_20_Internet_20_Link">https://git-scm.com/</text:a>. Acesso em: 26 set. 2025.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.212cm" style:contextual-spacing="false" fo:keep-together="always" fo:keep-with-next="always"/>
      <style:text-properties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000000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00%" fo:text-align="end" style:justify-single-word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 loext:marker-style-name="MT1"><text:page-number text:select-page="current">5</text:page-number></text:p>
        <text:p text:style-name="MP2" loext:marker-style-name="MT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7</meta:editing-cycles>
    <meta:creation-date>2025-08-29T17:42:00</meta:creation-date>
    <dc:date>2025-09-26T17:25:35.231353900</dc:date>
    <meta:editing-duration>PT13M16S</meta:editing-duration>
    <meta:generator>LibreOffice/25.8.0.4$Windows_X86_64 LibreOffice_project/48f00303701489684e67c38c28aff00cd5929e67</meta:generator>
    <meta:document-statistic meta:table-count="0" meta:image-count="0" meta:object-count="0" meta:page-count="7" meta:paragraph-count="32" meta:word-count="501" meta:character-count="3428" meta:non-whitespace-character-count="2959"/>
    <meta:user-defined meta:name="AppVersion">16.0000</meta:user-defined>
    <meta:template xlink:type="simple" xlink:actuate="onRequest" xlink:title="Normal.dotm" xlink:href=""/>
  </office:meta>
</office:document-meta>
</file>